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</table:table-row>
        <table:table-row table:style-name="ro1">
          <table:table-cell table:style-name="ce1" office:value-type="string" calcext:value-type="string">
            <text:p>aband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o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bsor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o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ffect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ffli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az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b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guis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on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ttra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ud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void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a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wkwar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wilder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tt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ess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ut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ev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u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osur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sid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urage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itica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ro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ark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f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l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o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pic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er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as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vo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iffide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dai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gra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illusi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lik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ma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orien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rus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turb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min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ul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rnes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cou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g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gross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asp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c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lo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sc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estiv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l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n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g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ortu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eedo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is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rust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lfill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u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e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oom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lp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sitan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p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st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o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mil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or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ul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adequ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atu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erio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lam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ur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qui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ecu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signific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ul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e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im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r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ubi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ke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f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v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ath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nel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u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c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r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se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u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gl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tra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ncha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umb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ffen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pt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ut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lysi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ss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ac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rplex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ss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etrifi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ay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wer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eoccup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vo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voc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ir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ssur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bell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cep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enforc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re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j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ax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li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luc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en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r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t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vul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dicu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fe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l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rca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o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r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a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h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keptic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noo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u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rit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i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up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bmi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ub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k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ll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nn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spic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we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ympath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a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c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d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i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r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rill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aged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derstand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hap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qu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s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n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eng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ctimiz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g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arm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ea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ithdraw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o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nd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rth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1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4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23:45:11.903610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8-06T23:45:20.952345453</dc:date>
    <meta:editing-duration>PT1H16M26S</meta:editing-duration>
    <meta:editing-cycles>75</meta:editing-cycles>
    <meta:generator>LibreOffice/4.2.8.2$Linux_X86_64 LibreOffice_project/420m0$Build-2</meta:generator>
    <meta:document-statistic meta:table-count="1" meta:cell-count="3609" meta:object-count="0"/>
  </office:meta>
</office:document-meta>
</file>